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rnen Neuronale Netze mit Supervised Learning oder Reinforcement Learning?</text:p>
      <text:p text:style-name="Standard">Supervised</text:p>
      <text:p text:style-name="Standard">Reinforcement Learning ist nicht wichtig, aber lernt während es macht ums möglichst gut zu machen</text:p>
      <text:p text:style-name="Standard"/>
      <text:p text:style-name="Standard">Was ist ein Suchraum (Evolutionsstrategie)?</text:p>
      <text:p text:style-name="Standard">Wertebereich</text:p>
      <text:p text:style-name="Standard"/>
      <text:p text:style-name="Standard">BIAS Verschiebt Werte einfach</text:p>
      <text:p text:style-name="Standard"/>
      <text:p text:style-name="Standard">Mischung zwischen BlaBla antworten was is das eigentlich bla</text:p>
      <text:p text:style-name="Standard">und </text:p>
      <text:p text:style-name="Standard"/>
      <text:p text:style-name="Standard">Nichts zu Interpolationen</text:p>
      <text:p text:style-name="Standard">viellcieht eine Mini Lineare Algebr Aufgabe</text:p>
      <text:p text:style-name="Standard">Lineare Regression und Gradientenverfahren, Aufgabe vllt wie man an ein Probelm rangehen kann</text:p>
      <text:p text:style-name="Standard">Was ist Einfluss von Lernrate? Was passiert bei Parameterveränderung? Wichtig</text:p>
      <text:p text:style-name="Standard">Sigmoid Funktion Kennen mit Eigenschaften</text:p>
      <text:p text:style-name="Standard">Vllt Mini nNet entwerfen</text:p>
      <text:p text:style-name="Standard">Backpropergation SEHR GENAU (nicht code auswendig lernen)</text:p>
      <text:p text:style-name="Standard">Wie teilt man Trainingsmengen auf? Was ist BIAS was ist VARIANZ, wie sehen die Kurven bei <text:tab/>Over/Underfitting aus?</text:p>
      <text:p text:style-name="Standard">ClusterVerfahren</text:p>
      <text:p text:style-name="Standard">Nicht was restricted Boltzmann is und was dannach kom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40S</meta:editing-duration>
    <meta:editing-cycles>21</meta:editing-cycles>
    <meta:generator>OpenOffice.org/3.4.1$Win32 OpenOffice.org_project/341m1$Build-9593</meta:generator>
    <dc:date>2015-07-16T15:29:21.73</dc:date>
    <meta:document-statistic meta:table-count="0" meta:image-count="0" meta:object-count="0" meta:page-count="1" meta:paragraph-count="18" meta:word-count="121" meta:character-count="874"/>
    <meta:user-defined meta:name="Info 1"/>
    <meta:user-defined meta:name="Info 2"/>
    <meta:user-defined meta:name="Info 3"/>
    <meta:user-defined meta:name="Info 4"/>
  </office:meta>
</office:document-meta>
</file>